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12e" officeooo:paragraph-rsid="0015c12e"/>
    </style:style>
    <style:style style:name="P2" style:family="paragraph" style:parent-style-name="Standard">
      <style:text-properties officeooo:paragraph-rsid="0015c12e"/>
    </style:style>
    <style:style style:name="P3" style:family="paragraph" style:parent-style-name="Standard">
      <style:text-properties style:text-underline-style="none" officeooo:rsid="0015c12e" officeooo:paragraph-rsid="0015c12e"/>
    </style:style>
    <style:style style:name="P4" style:family="paragraph" style:parent-style-name="Standard">
      <style:text-properties officeooo:rsid="0017f56a" officeooo:paragraph-rsid="0017f56a"/>
    </style:style>
    <style:style style:name="T1" style:family="text">
      <style:text-properties officeooo:rsid="0015c12e"/>
    </style:style>
    <style:style style:name="T2" style:family="text">
      <style:text-properties officeooo:rsid="00175913"/>
    </style:style>
    <style:style style:name="T3" style:family="text">
      <style:text-properties officeooo:rsid="001a2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s pendientes app ventas</text:p>
      <text:p text:style-name="P1"/>
      <text:p text:style-name="P1">- Modulo Ventas</text:p>
      <text:p text:style-name="P2"><text:span text:style-name="T1"><text:tab/>-- Crear actualización de cantidades interno (Listo)</text:span></text:p>
      <text:p text:style-name="P1"><text:tab/>– <text:span text:style-name="T2">Búsqueda</text:span> por nombre <text:span text:style-name="T3">(Listo)</text:span></text:p>
      <text:p text:style-name="P2"><text:span text:style-name="T1"><text:tab/>– Asignación de compras a clientes<text:tab/>(Listo)</text:span></text:p>
      <text:p text:style-name="P1"><text:tab/>–<text:span text:style-name="T2">Finalización</text:span> de ventas si sera efectivo, <text:span text:style-name="T2">crédito</text:span> y calcular cambio <text:span text:style-name="T3">(Listo)</text:span></text:p>
      <text:p text:style-name="P1"><text:tab/>– <text:span text:style-name="T2">notificación</text:span> por email de compras al <text:span text:style-name="T2">crédito</text:span></text:p>
      <text:p text:style-name="P1"/>
      <text:p text:style-name="P1">- Modulo Cuentas por cobrar</text:p>
      <text:p text:style-name="P1"><text:tab/>– mostrar totales de deuda por clientes </text:p>
      <text:p text:style-name="P1"><text:tab/>--crear apartado de cobros y abonos</text:p>
      <text:p text:style-name="P1"><text:tab/>–</text:p>
      <text:p text:style-name="P1"/>
      <text:p text:style-name="P1">– Modulo de reportes</text:p>
      <text:p text:style-name="P1"><text:tab/>– Ventas por fechas</text:p>
      <text:p text:style-name="P1"><text:tab/>– Compras por fechas</text:p>
      <text:p text:style-name="P1"><text:tab/>– top 10 de productos mas vendidos</text:p>
      <text:p text:style-name="P1"><text:tab/>--top 10 de productos mas comprados</text:p>
      <text:p text:style-name="P1"><text:tab/>–top 10 de clientes que compran mas</text:p>
      <text:p text:style-name="P1"><text:tab/>–top 10 de clientes que piden fiado</text:p>
      <text:p text:style-name="P1"/>
      <text:p text:style-name="P1"/>
      <text:p text:style-name="P4">0501 1950 01798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13:13:56.074750418</meta:creation-date>
    <dc:date>2020-05-21T08:24:27.241568781</dc:date>
    <meta:editing-duration>PT21H33M50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99" meta:character-count="620" meta:non-whitespace-character-count="515"/>
  </office:meta>
</office:document-meta>
</file>